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418.39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0066"/>
      <style:text-properties style:font-name="XB Tabriz"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ff6666"/>
    </style:style>
    <style:style style:name="T9" style:family="text">
      <style:text-properties fo:color="#007826"/>
    </style:style>
    <style:style style:name="T10" style:family="text">
      <style:text-properties fo:color="#66cc00"/>
    </style:style>
    <style:style style:name="T11" style:family="text">
      <style:text-properties fo:color="#009933"/>
    </style:style>
    <style:style style:name="T12" style:family="text">
      <style:text-properties fo:color="#ff3300"/>
    </style:style>
    <style:style style:name="T13" style:family="text">
      <style:text-properties fo:color="#000000"/>
    </style:style>
    <style:style style:name="T14" style:family="text">
      <style:text-properties fo:font-weight="normal" fo:font-style="normal" style:font-weight-asian="normal" style:font-weight-complex="normal" style:font-style-asian="normal" style:font-style-complex="normal"/>
    </style:style>
    <style:style style:name="T15" style:family="text">
      <style:text-properties fo:color="#ff9900"/>
    </style:style>
    <style:style style:name="T16" style:family="text">
      <style:text-properties fo:color="#ff0000"/>
    </style:style>
    <style:style style:name="T17" style:family="text">
      <style:text-properties fo:color="#336633"/>
    </style:style>
    <style:style style:name="T18" style:family="text">
      <style:text-properties fo:color="#111111"/>
    </style:style>
    <style:style style:name="T19" style:family="text">
      <style:text-properties fo:color="#996633"/>
    </style:style>
    <style:style style:name="T20"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272.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49.48pt" svg:y="11143.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8">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8">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span text:style-name="T9"> تعیین، غیر تعیین</text:span></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0">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1">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2">قیمت توقع، توقع،</text:span><text:span text:style-name="T13">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4">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5">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6">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16">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16">تقابل پذیر،</text:span> معمول شدہ</text:p>
          </table:table-cell>
          <table:table-cell office:value-type="string" calcext:value-type="string">
            <text:p><text:span text:style-name="T15">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17">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18">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2">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19">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6">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7"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7"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6">عبوری امکان</text:span>، عبوری احتم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8"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74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14">00/00/0000</text:date>, <text:time style:data-style-name="N2" text:time-value="18:41:56.8387185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14T18:42:25.061364538</dc:date>
    <meta:editing-duration>P85DT1H12M22S</meta:editing-duration>
    <meta:editing-cycles>3520</meta:editing-cycles>
    <meta:generator>LibreOffice/5.1.6.2$Linux_X86_64 LibreOffice_project/10m0$Build-2</meta:generator>
    <meta:document-statistic meta:table-count="3" meta:cell-count="59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